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text-properties officeooo:rsid="00102d07" officeooo:paragraph-rsid="00102d07"/>
    </style:style>
    <style:style style:name="P2" style:family="paragraph" style:parent-style-name="Standard">
      <style:text-properties officeooo:rsid="00102d07" officeooo:paragraph-rsid="00102d07"/>
    </style:style>
    <style:style style:name="P3" style:family="paragraph" style:parent-style-name="Standard">
      <style:text-properties officeooo:rsid="00102d07" officeooo:paragraph-rsid="00102d07"/>
    </style:style>
    <style:style style:name="P4" style:family="paragraph" style:parent-style-name="Standard">
      <style:text-properties fo:font-variant="normal" fo:text-transform="none" fo:color="#545454" loext:opacity="100%" style:font-name="monospace" fo:font-size="12pt" fo:letter-spacing="0.026cm" fo:font-style="normal" fo:font-weight="normal" officeooo:rsid="00102d07" officeooo:paragraph-rsid="00102d07"/>
    </style:style>
    <style:style style:name="P5" style:family="paragraph" style:parent-style-name="Standard">
      <style:text-properties fo:font-variant="normal" fo:text-transform="none" fo:color="#545454" loext:opacity="100%" style:font-name="monospace" fo:font-size="12pt" fo:letter-spacing="0.026cm" fo:font-style="normal" fo:font-weight="normal" officeooo:rsid="00102d07" officeooo:paragraph-rsid="00120eac"/>
    </style:style>
    <style:style style:name="T1" style:family="text">
      <style:text-properties officeooo:rsid="00108715"/>
    </style:style>
    <style:style style:name="T2" style:family="text">
      <style:text-properties fo:font-variant="normal" fo:text-transform="none" fo:color="#333333" loext:opacity="100%" style:font-name="Menlo" fo:font-size="9.7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officeooo:rsid="00120e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udo dpkg -i google-chrome-stable_current_amd64.<text:span text:style-name="Source_20_Text">deb</text:span></text:p>
      <text:p text:style-name="P5"><text:span text:style-name="Source_20_Text"><text:span text:style-name="T3">sudo apt install preload</text:span></text:span></text:p>
      <text:p text:style-name="P2">sudo apt install gnome-tweaks -y</text:p>
      <text:p text:style-name="P2">sudo apt install gnome-shell-extensions</text:p>
      <text:p text:style-name="P2">sudo apt install ubuntu-restricted-extras</text:p>
      <text:p text:style-name="P2">gsettings set org.gnome.shell.extensions.dash-to-dock click-action ‘minimize’</text:p>
      <text:p text:style-name="P2">sudo apt install <text:span text:style-name="T1">flatpak</text:span></text:p>
      <text:p text:style-name="P1"><text:span text:style-name="Source_20_Text"><text:span text:style-name="T2">sudo add-apt-repository ppa:flatpak/stable</text:span></text:span></text:p>
      <text:p text:style-name="P1"><text:span text:style-name="Source_20_Text"><text:span text:style-name="T2">sudo apt update</text:span></text:span></text:p>
      <text:p text:style-name="P1"><text:span text:style-name="Source_20_Text"><text:span text:style-name="T2">sudo apt install flatpak</text:span></text:span></text:p>
      <text:p text:style-name="P1"><text:span text:style-name="Source_20_Text"><text:span text:style-name="T2">sudo apt install gnome-software-plugin-flatpak</text:span></text:span></text:p>
      <text:p text:style-name="P1"><text:span text:style-name="Source_20_Text"><text:span text:style-name="T2">flatpak remote-add --if-not-exists flathub https://flathub.org/repo/flathub.flatpakrepo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9:44:02.941414092</meta:creation-date>
    <dc:date>2023-02-18T20:02:30.663984004</dc:date>
    <meta:editing-duration>PT7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50" meta:character-count="502" meta:non-whitespace-character-count="465"/>
  </office:meta>
</office:document-meta>
</file>